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Nimbus Sans" svg:font-family="&quot;Nimbus Sans&quot;"/>
    <style:font-face style:name="Calibri" svg:font-family="Calibri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 style:font-name="Bookman Old Style" style:font-name-asian="Bookman Old Style" style:font-name-complex="Bookman Old Style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4.0005cm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3.9581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16375" table:default-cell-style-name="ce2"/>
        <table:table-row table:style-name="ro1">
          <table:table-cell office:value-type="string" table:style-name="ce3">
            <text:p>C1 (nano)</text:p>
          </table:table-cell>
          <table:table-cell office:value-type="string" table:style-name="ce3">
            <text:p>R1 (kO)</text:p>
          </table:table-cell>
          <table:table-cell office:value-type="string" table:style-name="ce3">
            <text:p>R2 (kO)</text:p>
          </table:table-cell>
          <table:table-cell office:value-type="string" table:style-name="ce3">
            <text:p>f_th (kHz)</text:p>
          </table:table-cell>
          <table:table-cell office:value-type="string" table:style-name="ce3">
            <text:p>T_m (micro)</text:p>
          </table:table-cell>
          <table:table-cell office:value-type="string" table:style-name="ce3">
            <text:p>T_s (micro)</text:p>
          </table:table-cell>
          <table:table-cell office:value-type="string" table:style-name="ce3">
            <text:p>T = T_m + T_s</text:p>
          </table:table-cell>
          <table:table-cell office:value-type="string" table:style-name="ce3">
            <text:p>f_exp (kHz)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01" table:style-name="ce3">
            <text:p>1.01</text:p>
          </table:table-cell>
          <table:table-cell office:value-type="float" office:value="10.25" table:style-name="ce3">
            <text:p>10.25</text:p>
          </table:table-cell>
          <table:table-cell office:value-type="float" office:value="65.086006508600633" table:formula="of:=1.4/(([.B2]+2*[.C2])*1000 *[.A2]*10^-9)/1000" table:style-name="ce3">
            <text:p>65.08600651</text:p>
          </table:table-cell>
          <table:table-cell office:value-type="float" office:value="8.1199999999999992" table:style-name="ce3">
            <text:p>8.12</text:p>
          </table:table-cell>
          <table:table-cell office:value-type="float" office:value="7.34" table:style-name="ce3">
            <text:p>7.34</text:p>
          </table:table-cell>
          <table:table-cell office:value-type="float" office:value="15.459999999999999" table:formula="of:=[.E2]+[.F2]" table:style-name="ce3">
            <text:p>15.46</text:p>
          </table:table-cell>
          <table:table-cell office:value-type="float" office:value="64.683053040103502" table:formula="of:=10^6/[.G2]/1000" table:style-name="ce3">
            <text:p>64.68305304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6.6666666666666661" table:formula="of:=1.4/(([.B3]+2*[.C3])*1000 *[.A3]*10^-9)/1000" table:style-name="ce3">
            <text:p>6.666666667</text:p>
          </table:table-cell>
          <table:table-cell office:value-type="float" office:value="72.400000000000006" table:style-name="ce3">
            <text:p>72.4</text:p>
          </table:table-cell>
          <table:table-cell office:value-type="float" office:value="65.599999999999994" table:style-name="ce3">
            <text:p>65.6</text:p>
          </table:table-cell>
          <table:table-cell office:value-type="float" office:value="138" table:formula="of:=[.E3]+[.F3]" table:style-name="ce3">
            <text:p>138</text:p>
          </table:table-cell>
          <table:table-cell office:value-type="float" office:value="7.2463768115942031" table:formula="of:=10^6/[.G3]/1000" table:style-name="ce3">
            <text:p>7.246376812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000</text:p>
          </table:table-cell>
          <table:table-cell office:value-type="float" office:value="0.66666666666666652" table:formula="of:=1.4/(([.B4]+2*[.C4])*1000 *[.A4]*10^-9)/1000" table:style-name="ce3">
            <text:p>0.666666667</text:p>
          </table:table-cell>
          <table:table-cell office:value-type="float" office:value="724" table:style-name="ce3">
            <text:p>724</text:p>
          </table:table-cell>
          <table:table-cell office:value-type="float" office:value="644" table:style-name="ce3">
            <text:p>644</text:p>
          </table:table-cell>
          <table:table-cell office:value-type="float" office:value="1368" table:formula="of:=[.E4]+[.F4]" table:style-name="ce3">
            <text:p>1368</text:p>
          </table:table-cell>
          <table:table-cell office:value-type="float" office:value="0.73099415204678364" table:formula="of:=10^6/[.G4]/1000" table:style-name="ce3">
            <text:p>0.730994152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6.6666666666666661" table:formula="of:=1.4/(([.B5]+2*[.C5])*1000 *[.A5]*10^-9)/1000" table:style-name="ce3">
            <text:p>6.666666667</text:p>
          </table:table-cell>
          <table:table-cell office:value-type="float" office:value="74.8" table:style-name="ce3">
            <text:p>74.8</text:p>
          </table:table-cell>
          <table:table-cell office:value-type="float" office:value="72.400000000000006" table:style-name="ce3">
            <text:p>72.4</text:p>
          </table:table-cell>
          <table:table-cell office:value-type="float" office:value="147.19999999999999" table:formula="of:=[.E5]+[.F5]" table:style-name="ce3">
            <text:p>147.2</text:p>
          </table:table-cell>
          <table:table-cell office:value-type="float" office:value="6.7934782608695663" table:formula="of:=10^6/[.G5]/1000" table:style-name="ce3">
            <text:p>6.793478261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0.66666666666666652" table:formula="of:=1.4/(([.B6]+2*[.C6])*1000 *[.A6]*10^-9)/1000" table:style-name="ce3">
            <text:p>0.666666667</text:p>
          </table:table-cell>
          <table:table-cell office:value-type="float" office:value="768" table:style-name="ce3">
            <text:p>768</text:p>
          </table:table-cell>
          <table:table-cell office:value-type="float" office:value="704" table:style-name="ce3">
            <text:p>704</text:p>
          </table:table-cell>
          <table:table-cell office:value-type="float" office:value="1472" table:formula="of:=[.E6]+[.F6]" table:style-name="ce3">
            <text:p>1472</text:p>
          </table:table-cell>
          <table:table-cell office:value-type="float" office:value="0.67934782608695654" table:formula="of:=10^6/[.G6]/1000" table:style-name="ce3">
            <text:p>0.679347826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000</text:p>
          </table:table-cell>
          <table:table-cell office:value-type="float" office:value="6.6666666666666652E-2" table:formula="of:=1.4/(([.B7]+2*[.C7])*1000 *[.A7]*10^-9)/1000" table:style-name="ce3">
            <text:p>0.066666667</text:p>
          </table:table-cell>
          <table:table-cell office:value-type="float" office:value="8080" table:style-name="ce3">
            <text:p>8080</text:p>
          </table:table-cell>
          <table:table-cell office:value-type="float" office:value="7520" table:style-name="ce3">
            <text:p>7520</text:p>
          </table:table-cell>
          <table:table-cell office:value-type="float" office:value="15600" table:formula="of:=[.E7]+[.F7]" table:style-name="ce3">
            <text:p>15600</text:p>
          </table:table-cell>
          <table:table-cell office:value-type="float" office:value="6.4102564102564097E-2" table:formula="of:=10^6/[.G7]/1000" table:style-name="ce3">
            <text:p>0.064102564</text:p>
          </table:table-cell>
          <table:table-cell table:number-columns-repeated="16376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.66666666666666652" table:formula="of:=1.4/(([.B8]+2*[.C8])*1000 *[.A8]*10^-9)/1000" table:style-name="ce3">
            <text:p>0.666666667</text:p>
          </table:table-cell>
          <table:table-cell office:value-type="float" office:value="904" table:style-name="ce3">
            <text:p>904</text:p>
          </table:table-cell>
          <table:table-cell office:value-type="float" office:value="924" table:style-name="ce3">
            <text:p>924</text:p>
          </table:table-cell>
          <table:table-cell office:value-type="float" office:value="1828" table:formula="of:=[.E8]+[.F8]" table:style-name="ce3">
            <text:p>1828</text:p>
          </table:table-cell>
          <table:table-cell office:value-type="float" office:value="0.5470459518599563" table:formula="of:=10^6/[.G8]/1000" table:style-name="ce3">
            <text:p>0.547045952</text:p>
          </table:table-cell>
          <table:table-cell table:number-columns-repeated="16376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6.6666666666666652E-2" table:formula="of:=1.4/(([.B9]+2*[.C9])*1000 *[.A9]*10^-9)/1000" table:style-name="ce3">
            <text:p>0.066666667</text:p>
          </table:table-cell>
          <table:table-cell office:value-type="float" office:value="9700" table:style-name="ce3">
            <text:p>9700</text:p>
          </table:table-cell>
          <table:table-cell office:value-type="float" office:value="9000" table:style-name="ce3">
            <text:p>9000</text:p>
          </table:table-cell>
          <table:table-cell office:value-type="float" office:value="18700" table:formula="of:=[.E9]+[.F9]" table:style-name="ce3">
            <text:p>18700</text:p>
          </table:table-cell>
          <table:table-cell office:value-type="float" office:value="5.3475935828877004E-2" table:formula="of:=10^6/[.G9]/1000" table:style-name="ce3">
            <text:p>0.053475936</text:p>
          </table:table-cell>
          <table:table-cell table:number-columns-repeated="16376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000</text:p>
          </table:table-cell>
          <table:table-cell office:value-type="float" office:value="6.6666666666666654E-3" table:formula="of:=1.4/(([.B10]+2*[.C10])*1000 *[.A10]*10^-9)/1000" table:style-name="ce3">
            <text:p>0.006666667</text:p>
          </table:table-cell>
          <table:table-cell office:value-type="float" office:value="96000" table:style-name="ce3">
            <text:p>96000</text:p>
          </table:table-cell>
          <table:table-cell office:value-type="float" office:value="102000" table:style-name="ce3">
            <text:p>102000</text:p>
          </table:table-cell>
          <table:table-cell office:value-type="float" office:value="198000" table:formula="of:=[.E10]+[.F10]" table:style-name="ce3">
            <text:p>198000</text:p>
          </table:table-cell>
          <table:table-cell office:value-type="float" office:value="5.0505050505050501E-3" table:formula="of:=10^6/[.G10]/1000" table:style-name="ce3">
            <text:p>0.005050505</text:p>
          </table:table-cell>
          <table:table-cell table:number-columns-repeated="16376"/>
        </table:table-row>
        <table:table-row table:style-name="ro1">
          <table:table-cell office:value-type="float" office:value="0.1" table:style-name="ce3">
            <text:p>0.1</text:p>
          </table:table-cell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000</text:p>
          </table:table-cell>
          <table:table-cell office:value-type="float" office:value="6.6666666666666661" table:formula="of:=1.4/(([.B11]+2*[.C11])*1000 *[.A11]*10^-9)/1000" table:style-name="ce3">
            <text:p>6.666666667</text:p>
          </table:table-cell>
          <table:table-cell office:value-type="float" office:value="96" table:style-name="ce3">
            <text:p>96</text:p>
          </table:table-cell>
          <table:table-cell office:value-type="float" office:value="82" table:style-name="ce3">
            <text:p>82</text:p>
          </table:table-cell>
          <table:table-cell office:value-type="float" office:value="178" table:formula="of:=[.E11]+[.F11]" table:style-name="ce3">
            <text:p>178</text:p>
          </table:table-cell>
          <table:table-cell office:value-type="float" office:value="5.6179775280898872" table:formula="of:=10^6/[.G11]/1000" table:style-name="ce3">
            <text:p>5.617977528</text:p>
          </table:table-cell>
          <table:table-cell table:number-columns-repeated="16376"/>
        </table:table-row>
        <table:table-row table:style-name="ro1">
          <table:table-cell office:value-type="float" office:value="0.1" table:style-name="ce3">
            <text:p>0.1</text:p>
          </table:table-cell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66.666666666666657" table:formula="of:=1.4/(([.B12]+2*[.C12])*1000 *[.A12]*10^-9)/1000" table:style-name="ce3">
            <text:p>66.66666667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8.1999999999999993" table:style-name="ce3">
            <text:p>8.2</text:p>
          </table:table-cell>
          <table:table-cell office:value-type="float" office:value="17" table:formula="of:=[.E12]+[.F12]" table:style-name="ce3">
            <text:p>17</text:p>
          </table:table-cell>
          <table:table-cell office:value-type="float" office:value="58.823529411764703" table:formula="of:=10^6/[.G12]/1000" table:style-name="ce3">
            <text:p>58.82352941</text:p>
          </table:table-cell>
          <table:table-cell table:number-columns-repeated="16376"/>
        </table:table-row>
        <table:table-row table:style-name="ro1">
          <table:table-cell office:value-type="float" office:value="0.1" table:style-name="ce3">
            <text:p>0.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666.66666666666652" table:formula="of:=1.4/(([.B13]+2*[.C13])*1000 *[.A13]*10^-9)/1000" table:style-name="ce3">
            <text:p>666.6666667</text:p>
          </table:table-cell>
          <table:table-cell office:value-type="float" office:value="2.6" table:style-name="ce3">
            <text:p>2.6</text:p>
          </table:table-cell>
          <table:table-cell office:value-type="float" office:value="1.6" table:style-name="ce3">
            <text:p>1.6</text:p>
          </table:table-cell>
          <table:table-cell office:value-type="float" office:value="4.2" table:formula="of:=[.E13]+[.F13]" table:style-name="ce3">
            <text:p>4.2</text:p>
          </table:table-cell>
          <table:table-cell office:value-type="float" office:value="238.09523809523807" table:formula="of:=10^6/[.G13]/1000" table:style-name="ce3">
            <text:p>238.0952381</text:p>
          </table:table-cell>
          <table:table-cell table:number-columns-repeated="16376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Nimbus Sans" svg:font-family="&quot;Nimbus Sans&quot;"/>
    <style:font-face style:name="Calibri" svg:font-family="Calibri"/>
    <style:font-face style:name="Bookman Old Style" svg:font-family="&quot;Bookman Old Styl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623</meta:generator>
    <meta:initial-creator>Eklavya Kukrety</meta:initial-creator>
    <dc:creator>Ronit Bhuyan</dc:creator>
    <meta:creation-date>2025-03-24T10:53:46Z</meta:creation-date>
    <dc:date>2025-04-20T09:17:46Z</dc:date>
    <meta:editing-cycles>2</meta:editing-cycles>
    <meta:editing-duration>PT660S</meta:editing-duration>
    <meta:user-defined meta:name="AppVersion">15.0000</meta:user-defined>
  </office:meta>
</office:document-meta>
</file>